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E2000000FA80285BC8.svm" manifest:media-type=""/>
  <manifest:file-entry manifest:full-path="Pictures/20000001000001E2000000FA06B2514A.svm" manifest:media-type=""/>
  <manifest:file-entry manifest:full-path="Pictures/20000001000001DE000000FAE7DBCADE.svm" manifest:media-type=""/>
  <manifest:file-entry manifest:full-path="Pictures/200000010000027A000000FED34E3BE2.svm" manifest:media-type=""/>
  <manifest:file-entry manifest:full-path="Pictures/200000010000031F000000FEBA600DBB.svm" manifest:media-type=""/>
  <manifest:file-entry manifest:full-path="Pictures/20000001000001E2000000FAD2C5E81A.svm" manifest:media-type=""/>
  <manifest:file-entry manifest:full-path="Pictures/200000010000044F00000103E5DC8672.svm" manifest:media-type=""/>
  <manifest:file-entry manifest:full-path="Pictures/200000010000027F000000FAD6190946.svm" manifest:media-type=""/>
  <manifest:file-entry manifest:full-path="Pictures/20000001000001E7000000FA6A07D509.svm" manifest:media-type=""/>
  <manifest:file-entry manifest:full-path="Pictures/200000020000018600000173D97DEE6B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7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5" style:family="graphic" style:parent-style-name="standard">
      <style:graphic-properties TexMathsArgs="8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8§display§\SI{100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8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\SI{2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8§display§\SI{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\SI{4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\SI{6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\SI{8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8§display§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46cm" svg:height="0.756cm" svg:x="8.239cm" svg:y="0.9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3" draw:layer="layout" svg:width="0.986cm" svg:height="0.916cm" svg:x="11.604cm" svg:y="0.814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3" draw:text-style-name="P1" draw:layer="layout" svg:width="6.14cm" svg:height="4.735cm" svg:x="0.635cm" svg:y="0.765cm">
          <draw:image xlink:href="Pictures/200000020000018600000173D97DEE6B.eps" xlink:type="simple" xlink:show="embed" xlink:actuate="onLoad">
            <text:p/>
          </draw:image>
        </draw:frame>
        <draw:line draw:style-name="gr4" draw:text-style-name="P1" draw:layer="layout" svg:x1="4.97cm" svg:y1="1.361cm" svg:x2="6.161cm" svg:y2="1.361cm">
          <text:p/>
        </draw:line>
        <draw:frame draw:style-name="gr2" draw:text-style-name="P3" draw:layer="layout" svg:width="1.228cm" svg:height="0.916cm" svg:x="6.816cm" svg:y="0.815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2" draw:text-style-name="P3" draw:layer="layout" svg:width="1.228cm" svg:height="0.916cm" svg:x="6.815cm" svg:y="2.328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frame draw:style-name="gr2" draw:text-style-name="P3" draw:layer="layout" svg:width="1.228cm" svg:height="0.916cm" svg:x="6.815cm" svg:y="4.368cm">
          <draw:text-box>
            <text:p text:style-name="P2"><text:span text:style-name="T1">(</text:span><text:span text:style-name="T2">ت</text:span><text:span text:style-name="T1">)</text:span></text:p>
          </draw:text-box>
        </draw:frame>
        <draw:frame draw:style-name="gr5" draw:text-style-name="P1" draw:layer="layout" svg:width="0.51cm" svg:height="0.199cm" svg:x="3.581cm" svg:y="0.478cm">
          <draw:image xlink:href="Pictures/200000010000027F000000FAD6190946.svm" xlink:type="simple" xlink:show="embed" xlink:actuate="onLoad">
            <text:p/>
          </draw:image>
        </draw:frame>
        <draw:frame draw:style-name="gr6" draw:text-style-name="P1" draw:layer="layout" svg:width="0.882cm" svg:height="0.206cm" svg:x="5.212cm" svg:y="1.069cm">
          <draw:image xlink:href="Pictures/200000010000044F00000103E5DC8672.svm" xlink:type="simple" xlink:show="embed" xlink:actuate="onLoad">
            <text:p/>
          </draw:image>
        </draw:frame>
        <draw:frame draw:style-name="gr7" draw:text-style-name="P1" draw:layer="layout" svg:width="0.638cm" svg:height="0.202cm" svg:x="3.148cm" svg:y="1.172cm">
          <draw:image xlink:href="Pictures/200000010000031F000000FEBA600DBB.svm" xlink:type="simple" xlink:show="embed" xlink:actuate="onLoad">
            <text:p/>
          </draw:image>
        </draw:frame>
        <draw:frame draw:style-name="gr8" draw:text-style-name="P1" draw:layer="layout" svg:width="0.506cm" svg:height="0.202cm" svg:x="0.974cm" svg:y="2.68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5.113cm" svg:y="2.68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4.141cm" svg:y="2.68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3.044cm" svg:y="2.68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2.032cm" svg:y="2.689cm">
          <draw:image xlink:href="Pictures/200000010000027A000000FED34E3BE2.svm" xlink:type="simple" xlink:show="embed" xlink:actuate="onLoad">
            <text:p/>
          </draw:image>
        </draw:frame>
        <draw:frame draw:style-name="gr9" draw:text-style-name="P1" draw:layer="layout" svg:width="0.382cm" svg:height="0.199cm" svg:x="1.595cm" svg:y="3.555cm">
          <draw:image xlink:href="Pictures/20000001000001DE000000FAE7DBCADE.svm" xlink:type="simple" xlink:show="embed" xlink:actuate="onLoad">
            <text:p/>
          </draw:image>
        </draw:frame>
        <draw:frame draw:style-name="gr10" draw:text-style-name="P1" draw:layer="layout" svg:width="0.389cm" svg:height="0.199cm" svg:x="2.591cm" svg:y="3.555cm">
          <draw:image xlink:href="Pictures/20000001000001E7000000FA6A07D509.svm" xlink:type="simple" xlink:show="embed" xlink:actuate="onLoad">
            <text:p/>
          </draw:image>
        </draw:frame>
        <draw:frame draw:style-name="gr11" draw:text-style-name="P1" draw:layer="layout" svg:width="0.385cm" svg:height="0.199cm" svg:x="3.642cm" svg:y="3.555cm">
          <draw:image xlink:href="Pictures/20000001000001E2000000FA06B2514A.svm" xlink:type="simple" xlink:show="embed" xlink:actuate="onLoad">
            <text:p/>
          </draw:image>
        </draw:frame>
        <draw:frame draw:style-name="gr12" draw:text-style-name="P1" draw:layer="layout" svg:width="0.385cm" svg:height="0.199cm" svg:x="4.662cm" svg:y="3.555cm">
          <draw:image xlink:href="Pictures/20000001000001E2000000FAD2C5E81A.svm" xlink:type="simple" xlink:show="embed" xlink:actuate="onLoad">
            <text:p/>
          </draw:image>
        </draw:frame>
        <draw:frame draw:style-name="gr5" draw:text-style-name="P1" draw:layer="layout" svg:width="0.51cm" svg:height="0.199cm" svg:x="5.618cm" svg:y="3.555cm">
          <draw:image xlink:href="Pictures/200000010000027F000000FAD6190946.svm" xlink:type="simple" xlink:show="embed" xlink:actuate="onLoad">
            <text:p/>
          </draw:image>
        </draw:frame>
        <draw:frame draw:style-name="gr5" draw:text-style-name="P1" draw:layer="layout" svg:width="0.51cm" svg:height="0.199cm" svg:x="3.633cm" svg:y="1.921cm">
          <draw:image xlink:href="Pictures/200000010000027F000000FAD6190946.svm" xlink:type="simple" xlink:show="embed" xlink:actuate="onLoad">
            <text:p/>
          </draw:image>
        </draw:frame>
        <draw:frame draw:style-name="gr5" draw:text-style-name="P1" draw:layer="layout" svg:width="0.51cm" svg:height="0.199cm" svg:x="3.634cm" svg:y="3.953cm">
          <draw:image xlink:href="Pictures/200000010000027F000000FAD6190946.svm" xlink:type="simple" xlink:show="embed" xlink:actuate="onLoad">
            <text:p/>
          </draw:image>
        </draw:frame>
        <draw:frame draw:style-name="gr8" draw:text-style-name="P1" draw:layer="layout" svg:width="0.506cm" svg:height="0.202cm" svg:x="0.959cm" svg:y="4.75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5.098cm" svg:y="4.75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4.126cm" svg:y="4.75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3.029cm" svg:y="4.75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2.017cm" svg:y="4.759cm">
          <draw:image xlink:href="Pictures/200000010000027A000000FED34E3BE2.svm" xlink:type="simple" xlink:show="embed" xlink:actuate="onLoad">
            <text:p/>
          </draw:image>
        </draw:frame>
        <draw:frame draw:style-name="gr13" draw:text-style-name="P1" draw:layer="layout" svg:width="0.385cm" svg:height="0.199cm" svg:x="1.587cm" svg:y="5.618cm">
          <draw:image xlink:href="Pictures/20000001000001E2000000FA80285BC8.svm" xlink:type="simple" xlink:show="embed" xlink:actuate="onLoad">
            <text:p/>
          </draw:image>
        </draw:frame>
        <draw:frame draw:style-name="gr13" draw:text-style-name="P1" draw:layer="layout" svg:width="0.385cm" svg:height="0.199cm" svg:x="5.704cm" svg:y="5.618cm">
          <draw:image xlink:href="Pictures/20000001000001E2000000FA80285BC8.svm" xlink:type="simple" xlink:show="embed" xlink:actuate="onLoad">
            <text:p/>
          </draw:image>
        </draw:frame>
        <draw:frame draw:style-name="gr13" draw:text-style-name="P1" draw:layer="layout" svg:width="0.385cm" svg:height="0.199cm" svg:x="4.654cm" svg:y="5.618cm">
          <draw:image xlink:href="Pictures/20000001000001E2000000FA80285BC8.svm" xlink:type="simple" xlink:show="embed" xlink:actuate="onLoad">
            <text:p/>
          </draw:image>
        </draw:frame>
        <draw:frame draw:style-name="gr13" draw:text-style-name="P1" draw:layer="layout" svg:width="0.385cm" svg:height="0.199cm" svg:x="3.657cm" svg:y="5.618cm">
          <draw:image xlink:href="Pictures/20000001000001E2000000FA80285BC8.svm" xlink:type="simple" xlink:show="embed" xlink:actuate="onLoad">
            <text:p/>
          </draw:image>
        </draw:frame>
        <draw:frame draw:style-name="gr13" draw:text-style-name="P1" draw:layer="layout" svg:width="0.385cm" svg:height="0.199cm" svg:x="2.63cm" svg:y="5.618cm">
          <draw:image xlink:href="Pictures/20000001000001E2000000FA80285BC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17:00.723502604</dc:date>
    <meta:editing-duration>PT7M45S</meta:editing-duration>
    <meta:editing-cycles>2</meta:editing-cycles>
    <meta:generator>LibreOffice/4.2.8.2$Linux_x86 LibreOffice_project/420m0$Build-2</meta:generator>
    <meta:document-statistic meta:object-count="32"/>
  </office:meta>
</office:document-meta>
</file>